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Pattern No</text:p>
          </table:table-cell>
          <table:table-cell office:value-type="string">
            <text:p>Stitches</text:p>
          </table:table-cell>
          <table:table-cell office:value-type="string">
            <text:p>Rows</text:p>
          </table:table-cell>
          <table:table-cell office:value-type="string">
            <text:p>070A</text:p>
          </table:table-cell>
          <table:table-cell office:value-type="string">
            <text:p>070B</text:p>
          </table:table-cell>
          <table:table-cell office:value-type="string">
            <text:p>070A</text:p>
          </table:table-cell>
          <table:table-cell office:value-type="string">
            <text:p>070B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office:value-type="string">
            <text:p>0x21</text:p>
          </table:table-cell>
          <table:table-cell office:value-type="string">
            <text:p>0x48</text:p>
          </table:table-cell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string">
            <text:p>0x21</text:p>
          </table:table-cell>
          <table:table-cell office:value-type="string">
            <text:p>0xA7</text:p>
          </table:table-cell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0x22</text:p>
          </table:table-cell>
          <table:table-cell office:value-type="string">
            <text:p>0xF8</text:p>
          </table:table-cell>
          <table:table-cell office:value-type="float" office:value="34">
            <text:p>34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string">
            <text:p>0x1E</text:p>
          </table:table-cell>
          <table:table-cell office:value-type="string">
            <text:p>0x6B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82">
            <text:p>82</text:p>
          </table:table-cell>
          <table:table-cell office:value-type="string">
            <text:p>0x1F</text:p>
          </table:table-cell>
          <table:table-cell office:value-type="string">
            <text:p>0x65</text:p>
          </table:table-cell>
          <table:table-cell office:value-type="float" office:value="31">
            <text:p>31</text:p>
          </table:table-cell>
          <table:table-cell office:value-type="float" office:value="101">
            <text:p>10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2">07/22/2009</text:date>, <text:time>22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2T22:27:44</meta:creation-date>
    <dc:date>2009-07-22T22:40:55</dc:date>
    <meta:editing-duration>PT00H13M14S</meta:editing-duration>
    <meta:editing-cycles>1</meta:editing-cycles>
    <meta:document-statistic meta:table-count="3" meta:cell-count="42" meta:object-count="0"/>
    <meta:generator>OpenOffice.org/3.0$Linux OpenOffice.org_project/300m15$Build-9379</meta:generator>
  </office:meta>
</office:document-meta>
</file>